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d7658" officeooo:paragraph-rsid="001d7658"/>
    </style:style>
    <style:style style:name="P2" style:family="paragraph" style:parent-style-name="Text_20_body">
      <style:text-properties officeooo:rsid="001dd079" officeooo:paragraph-rsid="001dd079"/>
    </style:style>
    <style:style style:name="P3" style:family="paragraph" style:parent-style-name="Text_20_body">
      <style:text-properties fo:font-weight="bold" officeooo:rsid="001dd079" officeooo:paragraph-rsid="001dd079" style:font-weight-asian="bold" style:font-weight-complex="bold"/>
    </style:style>
    <style:style style:name="P4" style:family="paragraph" style:parent-style-name="Heading_20_1">
      <style:text-properties officeooo:rsid="001d7658" officeooo:paragraph-rsid="001d7658"/>
    </style:style>
    <style:style style:name="P5" style:family="paragraph" style:parent-style-name="Text_20_body" style:list-style-name="L1">
      <style:text-properties fo:font-weight="bold" officeooo:rsid="001dd079" officeooo:paragraph-rsid="001dd079" style:font-weight-asian="bold" style:font-weight-complex="bold"/>
    </style:style>
    <style:style style:name="P6" style:family="paragraph" style:parent-style-name="Text_20_body" style:list-style-name="L2">
      <style:text-properties fo:font-weight="bold" officeooo:rsid="001dd453" officeooo:paragraph-rsid="001dd079" style:font-weight-asian="bold" style:font-weight-complex="bold"/>
    </style:style>
    <style:style style:name="P7" style:family="paragraph" style:parent-style-name="Text_20_body" style:list-style-name="L2">
      <style:text-properties fo:font-weight="bold" officeooo:rsid="001fbc38" officeooo:paragraph-rsid="001fbc38" style:font-weight-asian="bold" style:font-weight-complex="bold"/>
    </style:style>
    <style:style style:name="P8" style:family="paragraph" style:parent-style-name="Text_20_body" style:list-style-name="L2">
      <style:text-properties fo:font-weight="bold" officeooo:rsid="00218713" officeooo:paragraph-rsid="00218713" style:font-weight-asian="bold" style:font-weight-complex="bold"/>
    </style:style>
    <style:style style:name="P9" style:family="paragraph" style:parent-style-name="Text_20_body" style:list-style-name="L2">
      <style:text-properties fo:font-weight="bold" officeooo:rsid="002503c1" officeooo:paragraph-rsid="002503c1" style:font-weight-asian="bold" style:font-weight-complex="bold"/>
    </style:style>
    <style:style style:name="P10" style:family="paragraph" style:parent-style-name="Text_20_body" style:list-style-name="L1">
      <style:text-properties fo:font-weight="normal" officeooo:rsid="001dd079" officeooo:paragraph-rsid="001dd079" style:font-weight-asian="normal" style:font-weight-complex="normal"/>
    </style:style>
    <style:style style:name="P11" style:family="paragraph" style:parent-style-name="Text_20_body">
      <style:text-properties style:font-name="DejaVu Sans Mono" fo:font-weight="bold" officeooo:rsid="001dd453" officeooo:paragraph-rsid="001dd079" style:font-name-asian="DejaVu Sans Mono" style:font-weight-asian="bold" style:font-name-complex="DejaVu Sans Mono" style:font-weight-complex="bold"/>
    </style:style>
    <style:style style:name="P12" style:family="paragraph" style:parent-style-name="Text_20_body" style:list-style-name="L2">
      <style:text-properties style:font-name="DejaVu Sans Mono" fo:font-weight="bold" officeooo:rsid="002503c1" officeooo:paragraph-rsid="002503c1" style:font-name-asian="DejaVu Sans Mono" style:font-weight-asian="bold" style:font-name-complex="DejaVu Sans Mono" style:font-weight-complex="bold"/>
    </style:style>
    <style:style style:name="P13" style:family="paragraph" style:parent-style-name="Text_20_body" style:list-style-name="L2">
      <style:text-properties style:font-name="DejaVu Sans Mono" fo:font-weight="normal" officeooo:rsid="00218713" officeooo:paragraph-rsid="00218713" style:font-name-asian="DejaVu Sans Mono" style:font-weight-asian="normal" style:font-name-complex="DejaVu Sans Mono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DejaVu Sans Mono" style:font-name-asian="DejaVu Sans Mono" style:font-name-complex="DejaVu Sans Mono"/>
    </style:style>
    <style:style style:name="T3" style:family="text">
      <style:text-properties style:font-name="DejaVu Sans Mono" officeooo:rsid="0021908a" style:font-name-asian="DejaVu Sans Mono" style:font-name-complex="DejaVu Sans Mono"/>
    </style:style>
    <style:style style:name="T4" style:family="text">
      <style:text-properties style:font-name="DejaVu Sans Mono" fo:font-weight="normal" style:font-name-asian="DejaVu Sans Mono" style:font-weight-asian="normal" style:font-name-complex="DejaVu Sans Mono" style:font-weight-complex="normal"/>
    </style:style>
    <style:style style:name="T5" style:family="text">
      <style:text-properties style:font-name="DejaVu Sans Mono" fo:font-weight="normal" officeooo:rsid="00265c06" style:font-name-asian="DejaVu Sans Mono" style:font-weight-asian="normal" style:font-name-complex="DejaVu Sans Mono" style:font-weight-complex="normal"/>
    </style:style>
    <style:style style:name="T6" style:family="text">
      <style:text-properties fo:language="zxx" fo:country="none" style:language-asian="zxx" style:country-asian="none" style:language-complex="zxx" style:country-complex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Chapter 12</text:h>
      <text:p text:style-name="P1"/>
      <text:p text:style-name="P1"/>
      <text:p text:style-name="P2">Threads can be in one of six states:</text:p>
      <text:list xml:id="list3682485516" text:style-name="L1">
        <text:list-item>
          <text:p text:style-name="P5">New</text:p>
        </text:list-item>
        <text:list-item>
          <text:p text:style-name="P5">Runnable</text:p>
          <text:p text:style-name="P5"><text:s/><text:span text:style-name="T1">once you start the thread it is in the runnable state but it is not necessarily running</text:span></text:p>
        </text:list-item>
        <text:list-item>
          <text:p text:style-name="P5">Blocked</text:p>
          <text:p text:style-name="P10">when a thread wants to acquire intrinsic object lock that is currently held by another thread.</text:p>
        </text:list-item>
        <text:list-item>
          <text:p text:style-name="P5">Waiting</text:p>
        </text:list-item>
        <text:list-item>
          <text:p text:style-name="P5">Timed Waiting</text:p>
        </text:list-item>
        <text:list-item>
          <text:p text:style-name="P5">Terminated</text:p>
        </text:list-item>
      </text:list>
      <text:p text:style-name="P3"/>
      <text:p text:style-name="P11"/>
      <text:list xml:id="list2652508752" text:style-name="L2">
        <text:list-item>
          <text:p text:style-name="P6"><text:span text:style-name="T2">interrupted(): </text:span><text:span text:style-name="T4">it is a static method that checks whether the current thread is interrupted and clear the interrupt status</text:span></text:p>
        </text:list-item>
        <text:list-item>
          <text:p text:style-name="P6"><text:span text:style-name="T2">isInterrupted():</text:span><text:span text:style-name="T4"> it is an instance method that checks whether this thread is interrupted </text:span></text:p>
        </text:list-item>
        <text:list-item>
          <text:p text:style-name="P7"><text:span text:style-name="T2">daemon threads</text:span><text:span text:style-name="T4">: it is a thread that only serves other thread, you can set a thread to be daemon by t.setDaemon(true), when there are no threads except for the daemon threads is running then the program terminates.</text:span></text:p>
        </text:list-item>
        <text:list-item>
          <text:p text:style-name="P7"><text:span text:style-name="T4">ThreadInstance.</text:span><text:span text:style-name="T2">setName</text:span><text:span text:style-name="T4">(“web crawler”)</text:span></text:p>
        </text:list-item>
        <text:list-item>
          <text:p text:style-name="P13">run() can’t declare any checked exceptions and if it throws an exception you can’t catch that exception using try and catch block.</text:p>
        </text:list-item>
        <text:list-item>
          <text:p text:style-name="P8"><text:soft-page-break/><text:span text:style-name="T3">Thread.</text:span><text:span text:style-name="T2">UncaughtExceptionHandler:</text:span><text:span text:style-name="T4"> the class that implements this interface, its instances can be assigned to the threads such that its</text:span><text:span text:style-name="T2"> <text:line-break/>uncaughtException(Thread t, Throwable e)</text:span><text:span text:style-name="T4"> method can be called whenever the run method throws an exception. </text:span></text:p>
        </text:list-item>
        <text:list-item>
          <text:p text:style-name="P12"><text:span text:style-name="T6">ReenterantLock</text:span><text:span text:style-name="T1">: is used to solve race conditions with the functions lock() and unlock()</text:span></text:p>
        </text:list-item>
        <text:list-item>
          <text:p text:style-name="P9"><text:span text:style-name="T2">Conditions: </text:span><text:span text:style-name="T4">condition = myLock.newCondition(</text:span><text:span text:style-name="T5">), and then you can call condition.await() and condition.signalAll()</text:span>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DejaVu Sans Mono" fo:font-family="'DejaVu Sans Mono'" style:font-style-name="Book" style:font-family-generic="modern" style:font-pitch="fixed"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7T00:02:07.573271953</meta:creation-date>
    <dc:date>2022-02-08T02:37:21.514816555</dc:date>
    <meta:editing-duration>PT2H22M1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18" meta:word-count="215" meta:character-count="1327" meta:non-whitespace-character-count="1140"/>
  </office:meta>
</office:document-meta>
</file>